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6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vre</text:p>
          </table:table-cell>
          <table:table-cell office:value-type="string" calcext:value-type="string">
            <text:p>Perso Principal</text:p>
          </table:table-cell>
          <table:table-cell office:value-type="string" calcext:value-type="string">
            <text:p>Perso 2</text:p>
          </table:table-cell>
          <table:table-cell office:value-type="string" calcext:value-type="string">
            <text:p>Co-Occurence</text:p>
          </table:table-cell>
        </table:table-row>
        <table:table-row table:style-name="ro1">
          <table:table-cell office:value-type="string" calcext:value-type="string">
            <text:p>Yvain et le Chevalier</text:p>
          </table:table-cell>
          <table:table-cell office:value-type="string" calcext:value-type="string">
            <text:p>Yvain</text:p>
          </table:table-cell>
          <table:table-cell office:value-type="string" calcext:value-type="string">
            <text:p>Arth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vain et le Chevalier</text:p>
          </table:table-cell>
          <table:table-cell office:value-type="string" calcext:value-type="string">
            <text:p>Yvain</text:p>
          </table:table-cell>
          <table:table-cell office:value-type="string" calcext:value-type="string">
            <text:p>Laud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vain et le Chevalier</text:p>
          </table:table-cell>
          <table:table-cell office:value-type="string" calcext:value-type="string">
            <text:p>Yvain</text:p>
          </table:table-cell>
          <table:table-cell office:value-type="string" calcext:value-type="string">
            <text:p>Gauva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Arth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Ke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Gauvai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Guenièv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Méléaga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Charlemag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anel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Marsil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Olivi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binson Crusoé pt.1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Vendre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inson Crusoé pt.2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Vendre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inson Crusoé pt.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endred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binson Crusoé pt.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endred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s 3 Mousquetaires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Ath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es 3 Mousquetaires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Planche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es 3 Mousquetaires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Arami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Portho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Porthos</text:p>
          </table:table-cell>
          <table:table-cell office:value-type="string" calcext:value-type="string">
            <text:p>Arami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Aramis</text:p>
          </table:table-cell>
          <table:table-cell office:value-type="string" calcext:value-type="string">
            <text:p>Atho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Porthos</text:p>
          </table:table-cell>
          <table:table-cell office:value-type="string" calcext:value-type="string">
            <text:p>Atho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Agamemnô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Tèlémakh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Kalyps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Nausika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Ménéla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Pènélopéi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Kirkè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Ismaël</text:p>
          </table:table-cell>
          <table:table-cell office:value-type="string" calcext:value-type="string">
            <text:p>Ach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Capitai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Equipag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Ismaël</text:p>
          </table:table-cell>
          <table:table-cell office:value-type="string" calcext:value-type="string">
            <text:p>Equip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Achab</text:p>
          </table:table-cell>
          <table:table-cell office:value-type="string" calcext:value-type="string">
            <text:p>Equipag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Starbuck</text:p>
          </table:table-cell>
          <table:table-cell office:value-type="string" calcext:value-type="string">
            <text:p>Acha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Starbuck</text:p>
          </table:table-cell>
          <table:table-cell office:value-type="string" calcext:value-type="string">
            <text:p>Equipag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Starbuc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Long John Silve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Flin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Fl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Silv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lons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ieg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Dieg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lon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Cab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Cab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y Potter 1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ry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y Potter 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arry Potter 1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rry Potter 2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rry Potter 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rry Potter 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ermion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arry Potter 3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ermion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arry Potter 3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rry Potter 3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arry Potter 4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arry Potter 4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Harry Potter 4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ermion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Harry Potter 5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ermion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Harry Potter 5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Harry Potter 5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arry Potter 6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arry Potter 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rry Potter 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ermion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arry Potter 7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ermion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Harry Potter 7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arry Potter 7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Aronnax</text:p>
          </table:table-cell>
          <table:table-cell office:value-type="string" calcext:value-type="string">
            <text:p>Conse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Conseil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Ne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Aronnax</text:p>
          </table:table-cell>
          <table:table-cell office:value-type="string" calcext:value-type="string">
            <text:p>N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Aronnax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J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Ne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Lidenbrock</text:p>
          </table:table-cell>
          <table:table-cell office:value-type="string" calcext:value-type="string">
            <text:p>J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Lidenbrock</text:p>
          </table:table-cell>
          <table:table-cell office:value-type="string" calcext:value-type="string">
            <text:p>Ax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Han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J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Lidenbroc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Frod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Giml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Legol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Merr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Sam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Gandal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Pippi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Boromi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Boromi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Sam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Merry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Pippi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Legol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andalf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iml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erry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ippi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Pippin</text:p>
          </table:table-cell>
          <table:table-cell office:value-type="string" calcext:value-type="string">
            <text:p>Merry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igneur des Anneaux 1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iml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Frod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Gimli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Legola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Mer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Sa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Pippi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Gandalf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Boromi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Boromi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Sam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Merr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Pipp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Lego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andal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iml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er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ipp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Pippin</text:p>
          </table:table-cell>
          <table:table-cell office:value-type="string" calcext:value-type="string">
            <text:p>Mer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igneur des Anneaux 2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iml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Frod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Giml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Legol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Merr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Pippi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Sa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Gandalf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Sam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Merr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Pippi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Legol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andalf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im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err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ippi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Pippi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igneur des Anneaux 3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iml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Théagène</text:p>
          </table:table-cell>
          <table:table-cell office:value-type="string" calcext:value-type="string">
            <text:p>Chariclé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Théagène</text:p>
          </table:table-cell>
          <table:table-cell office:value-type="string" calcext:value-type="string">
            <text:p>Hydasp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Chariclée</text:p>
          </table:table-cell>
          <table:table-cell office:value-type="string" calcext:value-type="string">
            <text:p>Calasiri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Calasiris</text:p>
          </table:table-cell>
          <table:table-cell office:value-type="string" calcext:value-type="string">
            <text:p>Théagèn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rry Potter 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Harry Potter 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ry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Harry Potter 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Sam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andalf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Aragorn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Aragorn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imli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Pippi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Robinson Crusoé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Vendred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son Crusoé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endredi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9:02:00.638084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6T16:22:30.613266873</meta:creation-date>
    <dc:date>2022-05-17T19:18:28.035339774</dc:date>
    <meta:editing-duration>PT19M18S</meta:editing-duration>
    <meta:editing-cycles>3</meta:editing-cycles>
    <meta:generator>LibreOffice/7.3.3.2$MacOSX_X86_64 LibreOffice_project/d1d0ea68f081ee2800a922cac8f79445e4603348</meta:generator>
    <meta:document-statistic meta:table-count="1" meta:cell-count="612" meta:object-count="0"/>
  </office:meta>
</office:document-meta>
</file>